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9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1669136674" text:style-name="List_20_1">
        <text:list-item>
          <text:p text:style-name="BulletsLevel1">ODT with standard template (Recomended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221044544740589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221044439333102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We can create tables with diferent font sizes and format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39887292224992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mnet</text:p>
          </table:table-cell>
        </table:table-row>
        <table:table-row table:style-name="TableLine139887292224992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887292224992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7">2021-10-28 22:10:39.595095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887292224992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7">2021-10-28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887292224992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7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887292224992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887292224992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7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39888035115984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mnet</text:p>
          </table:table-cell>
        </table:table-row>
        <table:table-row table:style-name="TableLine139888035115984">
          <table:table-cell table:style-name="Tabla2.A2" office:value-type="string">
            <text:p text:style-name="P6">Texto</text:p>
          </table:table-cell>
          <table:table-cell table:style-name="Tabla2.B2" office:value-type="string">
            <text:p text:style-name="P6">Esto es un texto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39888035115984">
          <table:table-cell table:style-name="Tabla2.A2" office:value-type="string">
            <text:p text:style-name="P6">Fecha y hora</text:p>
          </table:table-cell>
          <table:table-cell table:style-name="Tabla2.B2" office:value-type="string">
            <text:p text:style-name="P8">2021-10-28 22:10:39.595095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39888035115984">
          <table:table-cell table:style-name="Tabla2.A2" office:value-type="string">
            <text:p text:style-name="P6">Fecha</text:p>
          </table:table-cell>
          <table:table-cell table:style-name="Tabla2.B2" office:value-type="string">
            <text:p text:style-name="P8">2021-10-28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39888035115984">
          <table:table-cell table:style-name="Tabla2.A2" office:value-type="string">
            <text:p text:style-name="P6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6">Bueno</text:p>
          </table:table-cell>
        </table:table-row>
        <text:soft-page-break/>
        <table:table-row table:style-name="TableLine139888035115984">
          <table:table-cell table:style-name="Tabla2.A2" office:value-type="string">
            <text:p text:style-name="P6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39888035115984">
          <table:table-cell table:style-name="Tabla2.A2" office:value-type="string">
            <text:p text:style-name="P6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6">Bueno</text:p>
          </table:table-cell>
        </table:table-row>
      </table:table>
      <text:h text:style-name="Heading_20_2" text:outline-level="2">Listas y listas numeradas</text:h>
      <text:list xml:id="list221043174376041" text:continue-numbering="true" text:style-name="List_20_1">
        <text:list-item>
          <text:p text:style-name="BulletsLevel1">Lista simle</text:p>
        </text:list-item>
      </text:list>
      <text:list xml:id="list3012839621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221043781634455" text:continue-list="list221043174376041" text:style-name="List_20_1">
        <text:list-item>
          <text:p text:style-name="BulletsLevel1">Lista simle</text:p>
        </text:list-item>
      </text:list>
      <text:list xml:id="list221043782420102" text:continue-list="list3012839621" text:style-name="List_20_2">
        <text:list-item>
          <text:p text:style-name="BulletsLevel2">Lista simle</text:p>
        </text:list-item>
      </text:list>
      <text:list xml:id="list221044236272824" text:continue-list="list221043781634455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../../../usr/lib/python3.9/site-packages/unogenerator-0.9.0-py3.9.egg/unogenerator/images/crown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" text:anchor-type="as-char" svg:width="0.499cm" svg:height="0.499cm" draw:z-index="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" text:anchor-type="as-char" svg:width="0.499cm" svg:height="0.499cm" draw:z-index="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" text:anchor-type="as-char" svg:width="0.499cm" svg:height="0.499cm" draw:z-index="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" text:anchor-type="as-char" svg:width="0.499cm" svg:height="0.499cm" draw:z-index="5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" text:anchor-type="as-char" svg:width="0.499cm" svg:height="0.499cm" draw:z-index="6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" text:anchor-type="as-char" svg:width="0.499cm" svg:height="0.499cm" draw:z-index="7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" text:anchor-type="as-char" svg:width="0.499cm" svg:height="0.499cm" draw:z-index="8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" text:anchor-type="as-char" svg:width="0.499cm" svg:height="0.499cm" draw:z-index="9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0" text:anchor-type="as-char" svg:width="0.499cm" svg:height="0.499cm" draw:z-index="10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1" text:anchor-type="as-char" svg:width="0.499cm" svg:height="0.499cm" draw:z-index="1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2" text:anchor-type="as-char" svg:width="0.499cm" svg:height="0.499cm" draw:z-index="1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3" text:anchor-type="as-char" svg:width="0.499cm" svg:height="0.499cm" draw:z-index="1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4" text:anchor-type="as-char" svg:width="0.499cm" svg:height="0.499cm" draw:z-index="1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5" text:anchor-type="as-char" svg:width="0.499cm" svg:height="0.499cm" draw:z-index="15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6" text:anchor-type="as-char" svg:width="0.499cm" svg:height="0.499cm" draw:z-index="16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7" text:anchor-type="as-char" svg:width="0.499cm" svg:height="0.499cm" draw:z-index="17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8" text:anchor-type="as-char" svg:width="0.499cm" svg:height="0.499cm" draw:z-index="18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9" text:anchor-type="as-char" svg:width="0.499cm" svg:height="0.499cm" draw:z-index="19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0" text:anchor-type="as-char" svg:width="0.499cm" svg:height="0.499cm" draw:z-index="20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1" text:anchor-type="as-char" svg:width="0.499cm" svg:height="0.499cm" draw:z-index="2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2" text:anchor-type="as-char" svg:width="0.499cm" svg:height="0.499cm" draw:z-index="2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3" text:anchor-type="as-char" svg:width="0.499cm" svg:height="0.499cm" draw:z-index="2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4" text:anchor-type="as-char" svg:width="0.499cm" svg:height="0.499cm" draw:z-index="2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5" text:anchor-type="as-char" svg:width="0.499cm" svg:height="0.499cm" draw:z-index="25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6" text:anchor-type="as-char" svg:width="0.499cm" svg:height="0.499cm" draw:z-index="26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7" text:anchor-type="as-char" svg:width="0.499cm" svg:height="0.499cm" draw:z-index="27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8" text:anchor-type="as-char" svg:width="0.499cm" svg:height="0.499cm" draw:z-index="28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9" text:anchor-type="as-char" svg:width="0.499cm" svg:height="0.499cm" draw:z-index="29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0" text:anchor-type="as-char" svg:width="0.499cm" svg:height="0.499cm" draw:z-index="30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1" text:anchor-type="as-char" svg:width="0.499cm" svg:height="0.499cm" draw:z-index="3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2" text:anchor-type="as-char" svg:width="0.499cm" svg:height="0.499cm" draw:z-index="3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3" text:anchor-type="as-char" svg:width="0.499cm" svg:height="0.499cm" draw:z-index="3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4" text:anchor-type="as-char" svg:width="0.499cm" svg:height="0.499cm" draw:z-index="3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5" text:anchor-type="as-char" svg:width="0.499cm" svg:height="0.499cm" draw:z-index="35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6" text:anchor-type="as-char" svg:width="0.499cm" svg:height="0.499cm" draw:z-index="36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7" text:anchor-type="as-char" svg:width="0.499cm" svg:height="0.499cm" draw:z-index="37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8" text:anchor-type="as-char" svg:width="0.499cm" svg:height="0.499cm" draw:z-index="38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9" text:anchor-type="as-char" svg:width="0.499cm" svg:height="0.499cm" draw:z-index="39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0" text:anchor-type="as-char" svg:width="0.499cm" svg:height="0.499cm" draw:z-index="40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1" text:anchor-type="as-char" svg:width="0.499cm" svg:height="0.499cm" draw:z-index="4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2" text:anchor-type="as-char" svg:width="0.499cm" svg:height="0.499cm" draw:z-index="4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3" text:anchor-type="as-char" svg:width="0.499cm" svg:height="0.499cm" draw:z-index="4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4" text:anchor-type="as-char" svg:width="0.499cm" svg:height="0.499cm" draw:z-index="4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5" text:anchor-type="as-char" svg:width="0.499cm" svg:height="0.499cm" draw:z-index="45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6" text:anchor-type="as-char" svg:width="0.499cm" svg:height="0.499cm" draw:z-index="46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7" text:anchor-type="as-char" svg:width="0.499cm" svg:height="0.499cm" draw:z-index="47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8" text:anchor-type="as-char" svg:width="0.499cm" svg:height="0.499cm" draw:z-index="48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9" text:anchor-type="as-char" svg:width="0.499cm" svg:height="0.499cm" draw:z-index="49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0" text:anchor-type="as-char" svg:width="0.499cm" svg:height="0.499cm" draw:z-index="50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1" text:anchor-type="as-char" svg:width="0.499cm" svg:height="0.499cm" draw:z-index="5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2" text:anchor-type="as-char" svg:width="0.499cm" svg:height="0.499cm" draw:z-index="5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3" text:anchor-type="as-char" svg:width="0.499cm" svg:height="0.499cm" draw:z-index="5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4" text:anchor-type="as-char" svg:width="0.499cm" svg:height="0.499cm" draw:z-index="5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5" text:anchor-type="as-char" svg:width="0.499cm" svg:height="0.499cm" draw:z-index="55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6" text:anchor-type="as-char" svg:width="0.499cm" svg:height="0.499cm" draw:z-index="56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7" text:anchor-type="as-char" svg:width="0.499cm" svg:height="0.499cm" draw:z-index="57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8" text:anchor-type="as-char" svg:width="0.499cm" svg:height="0.499cm" draw:z-index="58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9" text:anchor-type="as-char" svg:width="0.499cm" svg:height="0.499cm" draw:z-index="59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0" text:anchor-type="as-char" svg:width="0.499cm" svg:height="0.499cm" draw:z-index="60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1" text:anchor-type="as-char" svg:width="0.499cm" svg:height="0.499cm" draw:z-index="6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2" text:anchor-type="as-char" svg:width="0.499cm" svg:height="0.499cm" draw:z-index="6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3" text:anchor-type="as-char" svg:width="0.499cm" svg:height="0.499cm" draw:z-index="6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4" text:anchor-type="as-char" svg:width="0.499cm" svg:height="0.499cm" draw:z-index="6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5" text:anchor-type="as-char" svg:width="0.499cm" svg:height="0.499cm" draw:z-index="65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6" text:anchor-type="as-char" svg:width="0.499cm" svg:height="0.499cm" draw:z-index="66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7" text:anchor-type="as-char" svg:width="0.499cm" svg:height="0.499cm" draw:z-index="67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8" text:anchor-type="as-char" svg:width="0.499cm" svg:height="0.499cm" draw:z-index="68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9" text:anchor-type="as-char" svg:width="0.499cm" svg:height="0.499cm" draw:z-index="69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0" text:anchor-type="as-char" svg:width="0.499cm" svg:height="0.499cm" draw:z-index="70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1" text:anchor-type="as-char" svg:width="0.499cm" svg:height="0.499cm" draw:z-index="7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2" text:anchor-type="as-char" svg:width="0.499cm" svg:height="0.499cm" draw:z-index="7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3" text:anchor-type="as-char" svg:width="0.499cm" svg:height="0.499cm" draw:z-index="7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4" text:anchor-type="as-char" svg:width="0.499cm" svg:height="0.499cm" draw:z-index="7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5" text:anchor-type="as-char" svg:width="0.499cm" svg:height="0.499cm" draw:z-index="75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6" text:anchor-type="as-char" svg:width="0.499cm" svg:height="0.499cm" draw:z-index="76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7" text:anchor-type="as-char" svg:width="0.499cm" svg:height="0.499cm" draw:z-index="77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8" text:anchor-type="as-char" svg:width="0.499cm" svg:height="0.499cm" draw:z-index="78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9" text:anchor-type="as-char" svg:width="0.499cm" svg:height="0.499cm" draw:z-index="79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0" text:anchor-type="as-char" svg:width="0.499cm" svg:height="0.499cm" draw:z-index="80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1" text:anchor-type="as-char" svg:width="0.499cm" svg:height="0.499cm" draw:z-index="8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2" text:anchor-type="as-char" svg:width="0.499cm" svg:height="0.499cm" draw:z-index="8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3" text:anchor-type="as-char" svg:width="0.499cm" svg:height="0.499cm" draw:z-index="8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4" text:anchor-type="as-char" svg:width="0.499cm" svg:height="0.499cm" draw:z-index="8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5" text:anchor-type="as-char" svg:width="0.499cm" svg:height="0.499cm" draw:z-index="85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6" text:anchor-type="as-char" svg:width="0.499cm" svg:height="0.499cm" draw:z-index="86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7" text:anchor-type="as-char" svg:width="0.499cm" svg:height="0.499cm" draw:z-index="87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8" text:anchor-type="as-char" svg:width="0.499cm" svg:height="0.499cm" draw:z-index="88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9" text:anchor-type="as-char" svg:width="0.499cm" svg:height="0.499cm" draw:z-index="89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0" text:anchor-type="as-char" svg:width="0.499cm" svg:height="0.499cm" draw:z-index="90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1" text:anchor-type="as-char" svg:width="0.499cm" svg:height="0.499cm" draw:z-index="9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2" text:anchor-type="as-char" svg:width="0.499cm" svg:height="0.499cm" draw:z-index="9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3" text:anchor-type="as-char" svg:width="0.499cm" svg:height="0.499cm" draw:z-index="9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4" text:anchor-type="as-char" svg:width="0.499cm" svg:height="0.499cm" draw:z-index="9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5" text:anchor-type="as-char" svg:width="0.499cm" svg:height="0.499cm" draw:z-index="95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6" text:anchor-type="as-char" svg:width="0.499cm" svg:height="0.499cm" draw:z-index="96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7" text:anchor-type="as-char" svg:width="0.499cm" svg:height="0.499cm" draw:z-index="97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8" text:anchor-type="as-char" svg:width="0.499cm" svg:height="0.499cm" draw:z-index="98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9" text:anchor-type="as-char" svg:width="0.499cm" svg:height="0.499cm" draw:z-index="99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00" text:anchor-type="as-char" svg:width="0.499cm" svg:height="0.499cm" draw:z-index="100"><draw:image xlink:href="../../../usr/lib/python3.9/site-packages/unogenerator-0.9.0-py3.9.egg/unogenerator/images/crown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02" text:anchor-type="as-char" svg:width="2.499cm" svg:height="1.499cm" draw:z-index="10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03" text:anchor-type="as-char" svg:width="2.499cm" svg:height="1.499cm" draw:z-index="10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04" text:anchor-type="as-char" svg:width="2.499cm" svg:height="1.499cm" draw:z-index="10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05" text:anchor-type="as-char" svg:width="2.499cm" svg:height="1.499cm" draw:z-index="105"><draw:image xlink:href="../../../usr/lib/python3.9/site-packages/unogenerator-0.9.0-py3.9.egg/unogenerator/images/crown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This paragraph was set at the end of the code after a find and replace command.</text:p>
      <text:p text:style-name="Standard">This paragraph was set after replacement.</text:p>
      <text:p text:style-name="P3">This paragraph was set after a page break.</text:p>
      <text:p text:style-name="P4">This paragraph was set after a page break with Landscape style.</text:p>
      <text:p text:style-name="Standard"/>
      <text:h text:style-name="P1" text:outline-level="1">ODS</text:h>
      <text:h text:style-name="Heading_20_2" text:outline-level="2">ODS 'Hello World' example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3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Landscape" style:page-layout-name="Mpm2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22:10:36</meta:creation-date>
    <meta:generator>LibreOffice/7.1.6.2.0$Linux_X86_64 LibreOffice_project/10$Build-2</meta:generator>
    <meta:editing-duration>PT4S</meta:editing-duration>
    <meta:editing-cycles>2</meta:editing-cycles>
    <meta:initial-creator>Turulomio</meta:initial-creator>
    <dc:description>This file have been generated with UnoGenerator-0.9.0. You can see UnoGenerator main page in http://github.com/turulomio/unogenerator</dc:description>
    <dc:subject>Unogenerator python module documentation</dc:subject>
    <meta:keyword>unogenerator</meta:keyword>
    <meta:keyword>demo</meta:keyword>
    <meta:keyword>files</meta:keyword>
    <dc:date>2021-10-28T22:10:42.722524148</dc:date>
    <dc:title>Documentación de UnoGenerator</dc:title>
    <meta:document-statistic meta:table-count="2" meta:image-count="106" meta:object-count="0" meta:page-count="7" meta:paragraph-count="92" meta:word-count="550" meta:character-count="3612" meta:non-whitespace-character-count="3151"/>
  </office:meta>
</office:document-meta>
</file>